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80000004B0FFA72C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333333" draw:fill-gradient-name="Gradient_20_1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176cm"/>
    </style:style>
    <style:style style:name="pr2" style:family="presentation" style:parent-style-name="Default-subtitle">
      <style:graphic-properties draw:fill-color="#ffffff" draw:auto-grow-height="true" fo:min-height="12.55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2.7cm"/>
    </style:style>
    <style:style style:name="pr5" style:family="presentation" style:parent-style-name="Default-outline1">
      <style:graphic-properties draw:auto-grow-height="true" fo:min-height="12.555cm"/>
    </style:style>
    <style:style style:name="pr6" style:family="presentation" style:parent-style-name="Default-title">
      <style:graphic-properties fo:min-height="3.176cm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style:text-properties fo:font-size="21.7000007629395pt"/>
    </style:style>
    <style:style style:name="P3" style:family="paragraph">
      <style:text-properties fo:font-size="20pt"/>
    </style:style>
    <style:style style:name="P4" style:family="paragraph">
      <style:text-properties fo:color="#ffffff"/>
    </style:style>
    <style:style style:name="P5" style:family="paragraph">
      <style:paragraph-properties fo:text-align="center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551cm" svg:height="3.176cm" svg:x="2.261cm" svg:y="1.625cm" presentation:class="title" presentation:user-transformed="true">
          <draw:text-box>
            <text:p text:style-name="P1"><text:span text:style-name="T1">iContinuousIntegration</text:span></text:p>
          </draw:text-box>
        </draw:frame>
        <draw:frame presentation:style-name="pr2" draw:text-style-name="P2" draw:layer="layout" svg:width="24.551cm" svg:height="14.239cm" svg:x="2.353cm" svg:y="4.599cm" presentation:class="subtitle" presentation:user-transformed="true">
          <draw:text-box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2">By Oleksandr Dodatko</text:span></text:p>
            <text:p text:style-name="P2"><text:span text:style-name="T2">EPAM Systems</text:span></text:p>
            <text:p text:style-name="P2"><text:span text:style-name="T2">2011-07-12</text:span></text:p>
            <text:p text:style-name="P2"><text:span text:style-name="T2">St. Petersbu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draw:frame presentation:style-name="pr1" draw:text-style-name="P4" draw:layer="layout" svg:width="24.551cm" svg:height="3.176cm" svg:x="2.353cm" svg:y="1.748cm" presentation:class="title">
          <draw:text-box>
            <text:p text:style-name="P4"><text:span text:style-name="T3">What's covered</text:span></text:p>
          </draw:text-box>
        </draw:frame>
        <draw:frame presentation:style-name="pr4" draw:layer="layout" svg:width="18.965cm" svg:height="12.7cm" svg:x="2.346cm" svg:y="5.436cm" presentation:class="outline" presentation:user-transformed="true">
          <draw:text-box>
            <text:list text:style-name="L2">
              <text:list-header>
                <text:p><text:s/>Managing shared projects with xCode</text:p>
                <text:p/>
                <text:p><text:s/>Building a project without xCode GUI</text:p>
                <text:p/>
                <text:p>Creating “universal binary” libraries</text:p>
                <text:p/>
                <text:p>Deploying project and libraries for QA</text:p>
              </text:list-header>
            </text:list>
          </draw:text-box>
        </draw:frame>
        <draw:frame draw:style-name="gr2" draw:text-style-name="P5" draw:layer="layout" svg:width="3.175cm" svg:height="2.681cm" svg:x="23.216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2" draw:text-style-name="P5" draw:layer="layout" svg:width="3.243cm" svg:height="3.175cm" svg:x="23.148cm" svg:y="7.976cm">
          <draw:image xlink:href="../images-presentation/terminal1.png" xlink:type="simple" xlink:show="embed" xlink:actuate="onLoad">
            <text:p/>
          </draw:image>
        </draw:frame>
        <draw:frame draw:style-name="gr2" draw:text-style-name="P5" draw:layer="layout" svg:width="3.175cm" svg:height="2.751cm" svg:x="23.216cm" svg:y="14.75cm">
          <draw:image xlink:href="../images-presentation/Mac_Logo.jpg" xlink:type="simple" xlink:show="embed" xlink:actuate="onLoad">
            <text:p/>
          </draw:image>
        </draw:frame>
        <draw:frame draw:style-name="gr2" draw:text-style-name="P5" draw:layer="layout" svg:width="3.238cm" svg:height="2.739cm" svg:x="23.153cm" svg:y="11.151cm">
          <draw:image xlink:href="../images-presentation/objective-c-logo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draw:frame presentation:style-name="pr1" draw:layer="layout" svg:width="24.551cm" svg:height="3.176cm" svg:x="2.353cm" svg:y="1.748cm" presentation:class="title" presentation:placeholder="true">
          <draw:text-box/>
        </draw:frame>
        <draw:frame presentation:style-name="pr5" draw:layer="layout" svg:width="24.551cm" svg:height="12.555cm" svg:x="2.353cm" svg:y="5.441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draw:frame presentation:style-name="pr6" draw:layer="layout" svg:width="24.551cm" svg:height="3.176cm" svg:x="2.353cm" svg:y="1.748cm" presentation:class="title" presentation:user-transformed="true">
          <draw:text-box>
            <text:p>Contacts</text:p>
          </draw:text-box>
        </draw:frame>
        <draw:frame presentation:style-name="pr5" draw:layer="layout" svg:width="24.551cm" svg:height="12.555cm" svg:x="2.353cm" svg:y="5.441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ackground" xlink:href="Pictures/1000020100000780000004B0FFA72C4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solid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49M51S</meta:editing-duration>
    <meta:editing-cycles>27</meta:editing-cycles>
    <dc:date>2011-06-16T19:56:13</dc:date>
    <dc:creator>Oleksandr  Dodatko</dc:creator>
    <meta:generator>OpenOffice.org/3.3$Unix OpenOffice.org_project/330m20$Build-9567</meta:generator>
    <meta:document-statistic meta:object-count="41"/>
  </office:meta>
</office:document-meta>
</file>